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ublic class FullTimeStaffHire extends StaffHire</text:p>
      <text:p text:style-name="Normal">{</text:p>
      <text:p text:style-name="Normal"><text:s text:c="4"/>private double salary;</text:p>
      <text:p text:style-name="Normal"><text:s text:c="4"/>private double weeklyFractionalHours;</text:p>
      <text:p text:style-name="Normal"/>
      <text:p text:style-name="Normal"><text:s text:c="4"/>public FullTimeStaffHire(int NewVacancyNumber, String NewDesignations, String NewjobType,</text:p>
      <text:p text:style-name="Normal"><text:s text:c="29"/>String NewStaffName, String NewjoinDate, String Newqualification,</text:p>
      <text:p text:style-name="Normal"><text:s text:c="29"/>String NewAppointedBy, boolean join, double newSalary, double newWeeklyFractionalHours)</text:p>
      <text:p text:style-name="Normal"><text:s text:c="4"/>{</text:p>
      <text:p text:style-name="Normal"><text:s text:c="8"/>super(NewVacancyNumber, NewDesignations, NewjobType, NewStaffName, NewjoinDate,</text:p>
      <text:p text:style-name="Normal"><text:s text:c="14"/>Newqualification, NewAppointedBy, join);</text:p>
      <text:p text:style-name="Normal"/>
      <text:p text:style-name="Normal"><text:s text:c="8"/>salary = newSalary;</text:p>
      <text:p text:style-name="Normal"><text:s text:c="8"/>weeklyFractionalHours = newWeeklyFractionalHours;</text:p>
      <text:p text:style-name="Normal"><text:s text:c="4"/>}</text:p>
      <text:p text:style-name="Normal"/>
      <text:p text:style-name="Normal"><text:s text:c="4"/>public void setSalary(double newSalary)</text:p>
      <text:p text:style-name="Normal"><text:s text:c="4"/>{</text:p>
      <text:p text:style-name="Normal"><text:s text:c="8"/>if (getJoined() == true)</text:p>
      <text:p text:style-name="Normal"><text:s text:c="8"/>{</text:p>
      <text:p text:style-name="Normal"><text:s text:c="12"/>salary = newSalary;</text:p>
      <text:p text:style-name="Normal"><text:s text:c="8"/>}</text:p>
      <text:p text:style-name="Normal"><text:s text:c="8"/>else</text:p>
      <text:p text:style-name="Normal"><text:s text:c="8"/>{</text:p>
      <text:p text:style-name="Normal"><text:s text:c="12"/>System.out.println("Cannot assign salary because the staff has not joined yet.");</text:p>
      <text:p text:style-name="Normal"><text:s text:c="8"/>}</text:p>
      <text:soft-page-break/>
      <text:p text:style-name="Normal"><text:s text:c="4"/>}</text:p>
      <text:p text:style-name="Normal"/>
      <text:p text:style-name="Normal"><text:s text:c="4"/>public void setWeeklyFractionalHours(double newWeeklyHours)</text:p>
      <text:p text:style-name="Normal"><text:s text:c="4"/>{</text:p>
      <text:p text:style-name="Normal"><text:s text:c="8"/>weeklyFractionalHours = newWeeklyHours;</text:p>
      <text:p text:style-name="Normal"><text:s text:c="4"/>}</text:p>
      <text:p text:style-name="Normal"/>
      <text:p text:style-name="Normal"><text:s text:c="4"/>public double getSalary()</text:p>
      <text:p text:style-name="Normal"><text:s text:c="4"/>{</text:p>
      <text:p text:style-name="Normal"><text:s text:c="8"/>return salary;</text:p>
      <text:p text:style-name="Normal"><text:s text:c="4"/>}</text:p>
      <text:p text:style-name="Normal"/>
      <text:p text:style-name="Normal"><text:s text:c="4"/>public double getWeeklyFractionalHours()</text:p>
      <text:p text:style-name="Normal"><text:s text:c="4"/>{</text:p>
      <text:p text:style-name="Normal"><text:s text:c="8"/>return weeklyFractionalHours;</text:p>
      <text:p text:style-name="Normal"><text:s text:c="4"/>}</text:p>
      <text:p text:style-name="Normal"/>
      <text:p text:style-name="Normal"><text:s text:c="4"/>public void display()</text:p>
      <text:p text:style-name="Normal"><text:s text:c="4"/>{</text:p>
      <text:p text:style-name="Normal"><text:s text:c="8"/>super.display();</text:p>
      <text:p text:style-name="Normal"><text:s text:c="8"/>if (getJoined() == true)</text:p>
      <text:p text:style-name="Normal"><text:s text:c="8"/>{</text:p>
      <text:p text:style-name="Normal"><text:s text:c="12"/>System.out.println("Salary: " + salary);</text:p>
      <text:p text:style-name="Normal"><text:s text:c="12"/>System.out.println("Weekly Fractional Hours: " + weeklyFractionalHours);</text:p>
      <text:p text:style-name="Normal"><text:s text:c="8"/>}</text:p>
      <text:p text:style-name="Normal"><text:s text:c="8"/>else</text:p>
      <text:p text:style-name="Normal"><text:s text:c="8"/>{</text:p>
      <text:soft-page-break/>
      <text:p text:style-name="Normal"><text:s text:c="12"/>System.out.println("Staff has not joined yet. Salary and weekly hours not available.");</text:p>
      <text:p text:style-name="Normal"><text:s text:c="8"/>}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ubakar Mohamed</meta:initial-creator>
    <dc:creator>Abubakar Mohamed</dc:creator>
    <meta:creation-date>2025-04-29T14:04:00Z</meta:creation-date>
    <dc:date>2025-04-29T14:05:00Z</dc:date>
    <meta:template xlink:href="Normal" xlink:type="simple"/>
    <meta:editing-cycles>1</meta:editing-cycles>
    <meta:editing-duration>PT0S</meta:editing-duration>
    <meta:document-statistic meta:page-count="3" meta:paragraph-count="3" meta:word-count="241" meta:character-count="1612" meta:row-count="11" meta:non-whitespace-character-count="1374"/>
  </office:meta>
</office:document-meta>
</file>